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enbank kassensoftware</text:h>
      <text:h text:outline-level="2" text:style-name="Heading_2" text:is-list-header="true">Tabellenstruktur für Tabelle products</text:h>
      <table:table table:name="products_structure">
        <table:table-column table:number-columns-repeated="7"/>
        <table:table-row>
          <table:table-cell office:value-type="string">
            <text:p>Spalte</text:p>
          </table:table-cell>
          <table:table-cell office:value-type="string">
            <text:p>Typ</text:p>
          </table:table-cell>
          <table:table-cell office:value-type="string">
            <text:p>Null</text:p>
          </table:table-cell>
          <table:table-cell office:value-type="string">
            <text:p>Standard</text:p>
          </table:table-cell>
          <table:table-cell office:value-type="string">
            <text:p>Verweise</text:p>
          </table:table-cell>
          <table:table-cell office:value-type="string">
            <text:p>Kommentare</text:p>
          </table:table-cell>
          <table:table-cell office:value-type="string">
            <text:p>Medientyp (MIME)</text:p>
          </table:table-cell>
        </table:table-row>
        <table:table-row>
          <table:table-cell office:value-type="string">
            <text:p>ProductId</text:p>
          </table:table-cell>
          <table:table-cell office:value-type="string">
            <text:p>int(11)</text:p>
          </table:table-cell>
          <table:table-cell office:value-type="string">
            <text:p>N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ductKategorie</text:p>
          </table:table-cell>
          <table:table-cell office:value-type="string">
            <text:p>varchar(35)</text:p>
          </table:table-cell>
          <table:table-cell office:value-type="string">
            <text:p>N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ductName</text:p>
          </table:table-cell>
          <table:table-cell office:value-type="string">
            <text:p>varchar(25)</text:p>
          </table:table-cell>
          <table:table-cell office:value-type="string">
            <text:p>N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ductSN</text:p>
          </table:table-cell>
          <table:table-cell office:value-type="string">
            <text:p>varchar(20)</text:p>
          </table:table-cell>
          <table:table-cell office:value-type="string">
            <text:p>N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ductDescription</text:p>
          </table:table-cell>
          <table:table-cell office:value-type="string">
            <text:p>varchar(20)</text:p>
          </table:table-cell>
          <table:table-cell office:value-type="string">
            <text:p>N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ductbildpath</text:p>
          </table:table-cell>
          <table:table-cell office:value-type="string">
            <text:p>varchar(20)</text:p>
          </table:table-cell>
          <table:table-cell office:value-type="string">
            <text:p>N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ductPreis</text:p>
          </table:table-cell>
          <table:table-cell office:value-type="string">
            <text:p>float</text:p>
          </table:table-cell>
          <table:table-cell office:value-type="string">
            <text:p>Ja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aten für Tabelle products</text:h>
      <table:table table:name="products_structure">
        <table:table-column table:number-columns-repeated="7"/>
        <table:table-row>
          <table:table-cell office:value-type="string">
            <text:p>ProductId</text:p>
          </table:table-cell>
          <table:table-cell office:value-type="string">
            <text:p>ProductKategorie</text:p>
          </table:table-cell>
          <table:table-cell office:value-type="string">
            <text:p>productName</text:p>
          </table:table-cell>
          <table:table-cell office:value-type="string">
            <text:p>productSN</text:p>
          </table:table-cell>
          <table:table-cell office:value-type="string">
            <text:p>productDescription</text:p>
          </table:table-cell>
          <table:table-cell office:value-type="string">
            <text:p>productbildpath</text:p>
          </table:table-cell>
          <table:table-cell office:value-type="string">
            <text:p>productPrei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Notebooks &amp; Zubehör</text:p>
          </table:table-cell>
          <table:table-cell office:value-type="string">
            <text:p>Notebooks</text:p>
          </table:table-cell>
          <table:table-cell office:value-type="string">
            <text:p>2659358</text:p>
          </table:table-cell>
          <table:table-cell office:value-type="string">
            <text:p>LENOVO IdeaPad 3, No</text:p>
          </table:table-cell>
          <table:table-cell office:value-type="string">
            <text:p>laptop</text:p>
          </table:table-cell>
          <table:table-cell office:value-type="float" office:value="548.81">
            <text:p>548.8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otebooks &amp; Zubehör</text:p>
          </table:table-cell>
          <table:table-cell office:value-type="string">
            <text:p>Ultrabooks</text:p>
          </table:table-cell>
          <table:table-cell office:value-type="string">
            <text:p>2674775</text:p>
          </table:table-cell>
          <table:table-cell office:value-type="string">
            <text:p>ACER Swift 3 (SF313-</text:p>
          </table:table-cell>
          <table:table-cell office:value-type="string">
            <text:p>laptop</text:p>
          </table:table-cell>
          <table:table-cell office:value-type="float" office:value="1198.02">
            <text:p>1198.0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Notebooks &amp; Zubehör</text:p>
          </table:table-cell>
          <table:table-cell office:value-type="string">
            <text:p>Apple MacBook</text:p>
          </table:table-cell>
          <table:table-cell office:value-type="string">
            <text:p>2616169</text:p>
          </table:table-cell>
          <table:table-cell office:value-type="string">
            <text:p>APPLE MVVK2D/A MacBo</text:p>
          </table:table-cell>
          <table:table-cell office:value-type="string">
            <text:p>laptop</text:p>
          </table:table-cell>
          <table:table-cell office:value-type="float" office:value="2823.74">
            <text:p>2823.74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Notebooks &amp; Zubehör</text:p>
          </table:table-cell>
          <table:table-cell office:value-type="string">
            <text:p>Gaming-Notebooks</text:p>
          </table:table-cell>
          <table:table-cell office:value-type="string">
            <text:p>2698319</text:p>
          </table:table-cell>
          <table:table-cell office:value-type="string">
            <text:p>RAZER Blade Stealth </text:p>
          </table:table-cell>
          <table:table-cell office:value-type="string">
            <text:p>laptop</text:p>
          </table:table-cell>
          <table:table-cell office:value-type="float" office:value="2247.75">
            <text:p>2247.7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otebooks &amp; Zubehör</text:p>
          </table:table-cell>
          <table:table-cell office:value-type="string">
            <text:p>Netbooks</text:p>
          </table:table-cell>
          <table:table-cell office:value-type="string">
            <text:p>2618137</text:p>
          </table:table-cell>
          <table:table-cell office:value-type="string">
            <text:p>LENOVO IdeaPad Slim </text:p>
          </table:table-cell>
          <table:table-cell office:value-type="string">
            <text:p>laptop</text:p>
          </table:table-cell>
          <table:table-cell office:value-type="float" office:value="243.69">
            <text:p>243.69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Cs &amp; Zubehör</text:p>
          </table:table-cell>
          <table:table-cell office:value-type="string">
            <text:p>Tastaturen</text:p>
          </table:table-cell>
          <table:table-cell office:value-type="string">
            <text:p>2048835</text:p>
          </table:table-cell>
          <table:table-cell office:value-type="string">
            <text:p>LOGITECH MK235 Combo</text:p>
          </table:table-cell>
          <table:table-cell office:value-type="string">
            <text:p>PC</text:p>
          </table:table-cell>
          <table:table-cell office:value-type="float" office:value="9.99">
            <text:p>9.99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PCs &amp; Zubehör</text:p>
          </table:table-cell>
          <table:table-cell office:value-type="string">
            <text:p>PC Mäuse</text:p>
          </table:table-cell>
          <table:table-cell office:value-type="string">
            <text:p>2515357</text:p>
          </table:table-cell>
          <table:table-cell office:value-type="string">
            <text:p>ISY IMW-501 Funkmaus</text:p>
          </table:table-cell>
          <table:table-cell office:value-type="string">
            <text:p>PC</text:p>
          </table:table-cell>
          <table:table-cell office:value-type="float" office:value="9.99">
            <text:p>9.99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Cs &amp; Zubehör</text:p>
          </table:table-cell>
          <table:table-cell office:value-type="string">
            <text:p>USB-Zubehör</text:p>
          </table:table-cell>
          <table:table-cell office:value-type="string">
            <text:p>2496611</text:p>
          </table:table-cell>
          <table:table-cell office:value-type="string">
            <text:p>GOOBAY USB 2.0 Hi-Sp</text:p>
          </table:table-cell>
          <table:table-cell office:value-type="string">
            <text:p>PC</text:p>
          </table:table-cell>
          <table:table-cell office:value-type="float" office:value="9.99">
            <text:p>9.99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PCs &amp; Zubehör</text:p>
          </table:table-cell>
          <table:table-cell office:value-type="string">
            <text:p>PC Lautsprecher</text:p>
          </table:table-cell>
          <table:table-cell office:value-type="string">
            <text:p>1704168</text:p>
          </table:table-cell>
          <table:table-cell office:value-type="string">
            <text:p>BOSE Companion 2 Ser</text:p>
          </table:table-cell>
          <table:table-cell office:value-type="string">
            <text:p>PC</text:p>
          </table:table-cell>
          <table:table-cell office:value-type="float" office:value="9.99">
            <text:p>9.99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PCs &amp; Zubehör</text:p>
          </table:table-cell>
          <table:table-cell office:value-type="string">
            <text:p>Webcams</text:p>
          </table:table-cell>
          <table:table-cell office:value-type="string">
            <text:p>2697699</text:p>
          </table:table-cell>
          <table:table-cell office:value-type="string">
            <text:p>CONCEPTRONIC AMDIS 1</text:p>
          </table:table-cell>
          <table:table-cell office:value-type="string">
            <text:p>PC</text:p>
          </table:table-cell>
          <table:table-cell office:value-type="float" office:value="9.99">
            <text:p>9.99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Tablets &amp; Zubehör</text:p>
          </table:table-cell>
          <table:table-cell office:value-type="string">
            <text:p>Tablets</text:p>
          </table:table-cell>
          <table:table-cell office:value-type="string">
            <text:p>2674928</text:p>
          </table:table-cell>
          <table:table-cell office:value-type="string">
            <text:p>SAMSUNG TAB A7 Wi-Fi</text:p>
          </table:table-cell>
          <table:table-cell office:value-type="string">
            <text:p>Tablet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Tablets &amp; Zubehör</text:p>
          </table:table-cell>
          <table:table-cell office:value-type="string">
            <text:p>Tablets</text:p>
          </table:table-cell>
          <table:table-cell office:value-type="string">
            <text:p>254617</text:p>
          </table:table-cell>
          <table:table-cell office:value-type="string">
            <text:p>APPLE iPad mini (201</text:p>
          </table:table-cell>
          <table:table-cell office:value-type="string">
            <text:p>Tablet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Tablets &amp; Zubehör</text:p>
          </table:table-cell>
          <table:table-cell office:value-type="string">
            <text:p>Tablets</text:p>
          </table:table-cell>
          <table:table-cell office:value-type="string">
            <text:p>254612</text:p>
          </table:table-cell>
          <table:table-cell office:value-type="string">
            <text:p>AMAZON Fire 7, Table</text:p>
          </table:table-cell>
          <table:table-cell office:value-type="string">
            <text:p>Tablet</text:p>
          </table:table-cell>
          <table:table-cell office:value-type="float" office:value="38">
            <text:p>38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Tablets &amp; Zubehör</text:p>
          </table:table-cell>
          <table:table-cell office:value-type="string">
            <text:p>Tablets</text:p>
          </table:table-cell>
          <table:table-cell office:value-type="string">
            <text:p>254613</text:p>
          </table:table-cell>
          <table:table-cell office:value-type="string">
            <text:p> </text:p>
          </table:table-cell>
          <table:table-cell office:value-type="string">
            <text:p>Tablet</text:p>
          </table:table-cell>
          <table:table-cell office:value-type="float" office:value="19">
            <text:p>19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Tablets &amp; Zubehör</text:p>
          </table:table-cell>
          <table:table-cell office:value-type="string">
            <text:p>Tablets</text:p>
          </table:table-cell>
          <table:table-cell office:value-type="string">
            <text:p>2697699</text:p>
          </table:table-cell>
          <table:table-cell office:value-type="string">
            <text:p>CONCEPTRONIC AMDIS 1</text:p>
          </table:table-cell>
          <table:table-cell office:value-type="string">
            <text:p>Tablet</text:p>
          </table:table-cell>
          <table:table-cell office:value-type="float" office:value="49">
            <text:p>49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Drucker &amp; Scanner</text:p>
          </table:table-cell>
          <table:table-cell office:value-type="string">
            <text:p>Drucker</text:p>
          </table:table-cell>
          <table:table-cell office:value-type="string">
            <text:p>254615</text:p>
          </table:table-cell>
          <table:table-cell office:value-type="string">
            <text:p> </text:p>
          </table:table-cell>
          <table:table-cell office:value-type="string">
            <text:p>printer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Drucker &amp; Scanner</text:p>
          </table:table-cell>
          <table:table-cell office:value-type="string">
            <text:p>Drucker</text:p>
          </table:table-cell>
          <table:table-cell office:value-type="string">
            <text:p>254616</text:p>
          </table:table-cell>
          <table:table-cell office:value-type="string">
            <text:p/>
          </table:table-cell>
          <table:table-cell office:value-type="string">
            <text:p>printer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Drucker &amp; Scanner</text:p>
          </table:table-cell>
          <table:table-cell office:value-type="string">
            <text:p>Drucker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printer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Drucker &amp; Scanner</text:p>
          </table:table-cell>
          <table:table-cell office:value-type="string">
            <text:p>Drucker</text:p>
          </table:table-cell>
          <table:table-cell office:value-type="string">
            <text:p>254616</text:p>
          </table:table-cell>
          <table:table-cell office:value-type="string">
            <text:p/>
          </table:table-cell>
          <table:table-cell office:value-type="string">
            <text:p>printer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Drucker &amp; Scanner</text:p>
          </table:table-cell>
          <table:table-cell office:value-type="string">
            <text:p>Drucker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printer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Gaming &amp; Gaming-Zubehör</text:p>
          </table:table-cell>
          <table:table-cell office:value-type="string">
            <text:p>Gaming </text:p>
          </table:table-cell>
          <table:table-cell office:value-type="string">
            <text:p>254615</text:p>
          </table:table-cell>
          <table:table-cell office:value-type="string">
            <text:p/>
          </table:table-cell>
          <table:table-cell office:value-type="string">
            <text:p>GamingPC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Gaming &amp; Gaming-Zubehör</text:p>
          </table:table-cell>
          <table:table-cell office:value-type="string">
            <text:p>Gaming </text:p>
          </table:table-cell>
          <table:table-cell office:value-type="string">
            <text:p>254616</text:p>
          </table:table-cell>
          <table:table-cell office:value-type="string">
            <text:p/>
          </table:table-cell>
          <table:table-cell office:value-type="string">
            <text:p>GamingPC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Gaming &amp; Gaming-Zubehör</text:p>
          </table:table-cell>
          <table:table-cell office:value-type="string">
            <text:p>Gaming 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GamingPC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Gaming &amp; Gaming-Zubehör</text:p>
          </table:table-cell>
          <table:table-cell office:value-type="string">
            <text:p>Gaming </text:p>
          </table:table-cell>
          <table:table-cell office:value-type="string">
            <text:p>254616</text:p>
          </table:table-cell>
          <table:table-cell office:value-type="string">
            <text:p/>
          </table:table-cell>
          <table:table-cell office:value-type="string">
            <text:p>GamingPC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Gaming &amp; Gaming-Zubehör</text:p>
          </table:table-cell>
          <table:table-cell office:value-type="string">
            <text:p>Gaming 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GamingPC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onitore</text:p>
          </table:table-cell>
          <table:table-cell office:value-type="string">
            <text:p>Monitore</text:p>
          </table:table-cell>
          <table:table-cell office:value-type="string">
            <text:p>254615</text:p>
          </table:table-cell>
          <table:table-cell office:value-type="string">
            <text:p/>
          </table:table-cell>
          <table:table-cell office:value-type="string">
            <text:p>Monito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Monitore</text:p>
          </table:table-cell>
          <table:table-cell office:value-type="string">
            <text:p>Monitor</text:p>
          </table:table-cell>
          <table:table-cell office:value-type="string">
            <text:p>254616</text:p>
          </table:table-cell>
          <table:table-cell office:value-type="string">
            <text:p/>
          </table:table-cell>
          <table:table-cell office:value-type="string">
            <text:p>Monito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Monitore</text:p>
          </table:table-cell>
          <table:table-cell office:value-type="string">
            <text:p>Monitore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Monito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onitore</text:p>
          </table:table-cell>
          <table:table-cell office:value-type="string">
            <text:p>Monitore</text:p>
          </table:table-cell>
          <table:table-cell office:value-type="string">
            <text:p>254616</text:p>
          </table:table-cell>
          <table:table-cell office:value-type="string">
            <text:p/>
          </table:table-cell>
          <table:table-cell office:value-type="string">
            <text:p>Monito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onitore</text:p>
          </table:table-cell>
          <table:table-cell office:value-type="string">
            <text:p>Monitore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Monito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Speichermedien</text:p>
          </table:table-cell>
          <table:table-cell office:value-type="string">
            <text:p>Speichermedien</text:p>
          </table:table-cell>
          <table:table-cell office:value-type="string">
            <text:p>254615</text:p>
          </table:table-cell>
          <table:table-cell office:value-type="string">
            <text:p/>
          </table:table-cell>
          <table:table-cell office:value-type="string">
            <text:p>speichermedien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Speichermedien</text:p>
          </table:table-cell>
          <table:table-cell office:value-type="string">
            <text:p>Speichermedien</text:p>
          </table:table-cell>
          <table:table-cell office:value-type="string">
            <text:p>254616</text:p>
          </table:table-cell>
          <table:table-cell office:value-type="string">
            <text:p/>
          </table:table-cell>
          <table:table-cell office:value-type="string">
            <text:p>speichermedien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Speichermedien</text:p>
          </table:table-cell>
          <table:table-cell office:value-type="string">
            <text:p>Speichermedien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speichermedien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Speichermedien</text:p>
          </table:table-cell>
          <table:table-cell office:value-type="string">
            <text:p>Speichermedien</text:p>
          </table:table-cell>
          <table:table-cell office:value-type="string">
            <text:p>254616</text:p>
          </table:table-cell>
          <table:table-cell office:value-type="string">
            <text:p/>
          </table:table-cell>
          <table:table-cell office:value-type="string">
            <text:p>speichermedien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Speichermedien</text:p>
          </table:table-cell>
          <table:table-cell office:value-type="string">
            <text:p>Speichermedien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speichermedien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Apple &amp; Zubehör</text:p>
          </table:table-cell>
          <table:table-cell office:value-type="string">
            <text:p>Macbook pro </text:p>
          </table:table-cell>
          <table:table-cell office:value-type="string">
            <text:p>254615</text:p>
          </table:table-cell>
          <table:table-cell office:value-type="string">
            <text:p> </text:p>
          </table:table-cell>
          <table:table-cell office:value-type="string">
            <text:p>Appl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Apple &amp; Zubehör</text:p>
          </table:table-cell>
          <table:table-cell office:value-type="string">
            <text:p>Macbook pro </text:p>
          </table:table-cell>
          <table:table-cell office:value-type="string">
            <text:p>254616</text:p>
          </table:table-cell>
          <table:table-cell office:value-type="string">
            <text:p> </text:p>
          </table:table-cell>
          <table:table-cell office:value-type="string">
            <text:p>Appl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Apple &amp; Zubehör</text:p>
          </table:table-cell>
          <table:table-cell office:value-type="string">
            <text:p>Macbook pro </text:p>
          </table:table-cell>
          <table:table-cell office:value-type="string">
            <text:p>254617</text:p>
          </table:table-cell>
          <table:table-cell office:value-type="string">
            <text:p> </text:p>
          </table:table-cell>
          <table:table-cell office:value-type="string">
            <text:p>Appl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Apple &amp; Zubehör</text:p>
          </table:table-cell>
          <table:table-cell office:value-type="string">
            <text:p>Macbook pro </text:p>
          </table:table-cell>
          <table:table-cell office:value-type="string">
            <text:p>254616</text:p>
          </table:table-cell>
          <table:table-cell office:value-type="string">
            <text:p> </text:p>
          </table:table-cell>
          <table:table-cell office:value-type="string">
            <text:p>Appl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Apple &amp; Zubehör</text:p>
          </table:table-cell>
          <table:table-cell office:value-type="string">
            <text:p>Macbook pro </text:p>
          </table:table-cell>
          <table:table-cell office:value-type="string">
            <text:p>254617</text:p>
          </table:table-cell>
          <table:table-cell office:value-type="string">
            <text:p> </text:p>
          </table:table-cell>
          <table:table-cell office:value-type="string">
            <text:p>Appl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Software</text:p>
          </table:table-cell>
          <table:table-cell office:value-type="string">
            <text:p>Software</text:p>
          </table:table-cell>
          <table:table-cell office:value-type="string">
            <text:p>254615</text:p>
          </table:table-cell>
          <table:table-cell office:value-type="string">
            <text:p/>
          </table:table-cell>
          <table:table-cell office:value-type="string">
            <text:p>Softwa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Software</text:p>
          </table:table-cell>
          <table:table-cell office:value-type="string">
            <text:p>Software</text:p>
          </table:table-cell>
          <table:table-cell office:value-type="string">
            <text:p>254616</text:p>
          </table:table-cell>
          <table:table-cell office:value-type="string">
            <text:p/>
          </table:table-cell>
          <table:table-cell office:value-type="string">
            <text:p>Softwa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Software</text:p>
          </table:table-cell>
          <table:table-cell office:value-type="string">
            <text:p>Software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Softwa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Software</text:p>
          </table:table-cell>
          <table:table-cell office:value-type="string">
            <text:p>Software</text:p>
          </table:table-cell>
          <table:table-cell office:value-type="string">
            <text:p>254616</text:p>
          </table:table-cell>
          <table:table-cell office:value-type="string">
            <text:p> </text:p>
          </table:table-cell>
          <table:table-cell office:value-type="string">
            <text:p>Softwa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Software</text:p>
          </table:table-cell>
          <table:table-cell office:value-type="string">
            <text:p>Software</text:p>
          </table:table-cell>
          <table:table-cell office:value-type="string">
            <text:p>254617</text:p>
          </table:table-cell>
          <table:table-cell office:value-type="string">
            <text:p> </text:p>
          </table:table-cell>
          <table:table-cell office:value-type="string">
            <text:p>Software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Netzwerk</text:p>
          </table:table-cell>
          <table:table-cell office:value-type="string">
            <text:p>Netzwerk</text:p>
          </table:table-cell>
          <table:table-cell office:value-type="string">
            <text:p>254615</text:p>
          </table:table-cell>
          <table:table-cell office:value-type="string">
            <text:p> </text:p>
          </table:table-cell>
          <table:table-cell office:value-type="string">
            <text:p>Network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Netzwerk</text:p>
          </table:table-cell>
          <table:table-cell office:value-type="string">
            <text:p>Netzwerk</text:p>
          </table:table-cell>
          <table:table-cell office:value-type="string">
            <text:p>254616</text:p>
          </table:table-cell>
          <table:table-cell office:value-type="string">
            <text:p> </text:p>
          </table:table-cell>
          <table:table-cell office:value-type="string">
            <text:p>Network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Netzwerk</text:p>
          </table:table-cell>
          <table:table-cell office:value-type="string">
            <text:p>Netzwerk</text:p>
          </table:table-cell>
          <table:table-cell office:value-type="string">
            <text:p>254617</text:p>
          </table:table-cell>
          <table:table-cell office:value-type="string">
            <text:p> </text:p>
          </table:table-cell>
          <table:table-cell office:value-type="string">
            <text:p>Network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Netzwerk</text:p>
          </table:table-cell>
          <table:table-cell office:value-type="string">
            <text:p>Netzwerk</text:p>
          </table:table-cell>
          <table:table-cell office:value-type="string">
            <text:p>254616</text:p>
          </table:table-cell>
          <table:table-cell office:value-type="string">
            <text:p> </text:p>
          </table:table-cell>
          <table:table-cell office:value-type="string">
            <text:p>Network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Netzwerk</text:p>
          </table:table-cell>
          <table:table-cell office:value-type="string">
            <text:p>Netzwerk</text:p>
          </table:table-cell>
          <table:table-cell office:value-type="string">
            <text:p>254617</text:p>
          </table:table-cell>
          <table:table-cell office:value-type="string">
            <text:p/>
          </table:table-cell>
          <table:table-cell office:value-type="string">
            <text:p>Network</text:p>
          </table:table-cell>
          <table:table-cell office:value-type="float" office:value="99">
            <text:p>99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4</meta:generator>
    <meta:initial-creator>phpMyAdmin 5.0.4</meta:initial-creator>
    <meta:creation-date>2020-11-30T12:56:04</meta:creation-date>
  </office:meta>
</office:document-meta>
</file>